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="Small_20_Arrow" draw:marker-start-width="0.279cm" draw:marker-end-width="0.279cm" draw:fill="none" draw:textarea-horizontal-align="justify" draw:textarea-vertical-align="middle" draw:auto-grow-height="false" fo:min-height="0.616cm" fo:min-width="3.16cm" fo:padding-top="0.151cm" fo:padding-bottom="0.151cm" fo:padding-left="0.276cm" fo:padding-right="0.276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00a933" fo:font-weight="bold" fo:background-color="#00a933" style:font-weight-asian="bold" style:font-weight-complex="bold"/>
    </style:style>
    <style:style style:name="T1" style:family="text">
      <style:text-properties fo:color="#00a9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81cm" svg:height="1.016cm" svg:x="1.77cm" svg:y="1.816cm">
          <text:p text:style-name="P1">Underpa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81cm" svg:height="1.016cm" svg:x="1.77cm" svg:y="3.875cm">
          <text:p text:style-name="P1">Trous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3.81cm" svg:height="1.016cm" svg:x="1.77cm" svg:y="6.18cm">
          <text:p text:style-name="P1">Be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81cm" svg:height="1.016cm" svg:x="6.961cm" svg:y="1.816cm">
          <text:p text:style-name="P1">Shir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3.81cm" svg:height="1.016cm" svg:x="6.961cm" svg:y="8.26cm">
          <text:p text:style-name="P1">Swea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3.81cm" svg:height="1.016cm" svg:x="12.068cm" svg:y="1.816cm">
          <text:p text:style-name="P1">Soc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3.81cm" svg:height="1.016cm" svg:x="12.068cm" svg:y="3.875cm">
          <text:p text:style-name="P1">Boo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.81cm" svg:height="1.016cm" svg:x="9.768cm" svg:y="6.08cm">
          <text:p text:style-name="P1">Coa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.81cm" svg:height="1.016cm" svg:x="12.068cm" svg:y="8.26cm">
          <text:p text:style-name="P1">Face mas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81cm" svg:height="1.016cm" svg:x="12.068cm" svg:y="10.252cm">
          <text:p text:style-name="P1">Glas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0.771cm" svg:y1="8.768cm" svg:x2="12.068cm" svg:y2="8.768cm" draw:start-shape="id1" draw:start-glue-point="1" draw:end-shape="id2" draw:end-glue-point="3" svg:d="M10771 8768h1297" svg:viewBox="0 0 1298 1">
          <text:p/>
        </draw:connector>
        <draw:connector draw:style-name="gr2" draw:text-style-name="P3" draw:layer="layout" draw:type="line" svg:x1="13.973cm" svg:y1="9.276cm" svg:x2="13.973cm" svg:y2="10.252cm" draw:start-shape="id2" draw:start-glue-point="2" draw:end-shape="id3" draw:end-glue-point="0" svg:d="M13973 9276v976" svg:viewBox="0 0 1 977">
          <text:p/>
        </draw:connector>
        <draw:connector draw:style-name="gr2" draw:text-style-name="P3" draw:layer="layout" draw:type="line" svg:x1="8.866cm" svg:y1="8.26cm" svg:x2="9.768cm" svg:y2="6.588cm" draw:start-shape="id1" draw:start-glue-point="0" draw:end-shape="id4" draw:end-glue-point="3" svg:d="M8866 8260l902-1672" svg:viewBox="0 0 903 1673">
          <text:p/>
        </draw:connector>
        <draw:connector draw:style-name="gr2" draw:text-style-name="P3" draw:layer="layout" draw:type="line" svg:x1="3.675cm" svg:y1="2.832cm" svg:x2="3.675cm" svg:y2="3.875cm" draw:start-shape="id5" draw:start-glue-point="2" draw:end-shape="id6" draw:end-glue-point="0" svg:d="M3675 2832v1043" svg:viewBox="0 0 1 1044">
          <text:p/>
        </draw:connector>
        <draw:connector draw:style-name="gr2" draw:text-style-name="P3" draw:layer="layout" draw:type="line" svg:x1="3.675cm" svg:y1="4.891cm" svg:x2="3.675cm" svg:y2="6.18cm" draw:start-shape="id6" draw:start-glue-point="2" draw:end-shape="id7" draw:end-glue-point="0" svg:d="M3675 4891v1289" svg:viewBox="0 0 1 1290">
          <text:p/>
        </draw:connector>
        <draw:connector draw:style-name="gr2" draw:text-style-name="P3" draw:layer="layout" draw:type="line" svg:x1="8.866cm" svg:y1="2.832cm" svg:x2="3.675cm" svg:y2="6.18cm" draw:start-shape="id8" draw:start-glue-point="2" draw:end-shape="id7" draw:end-glue-point="0" svg:d="M8866 2832l-5191 3348" svg:viewBox="0 0 5192 3349">
          <text:p/>
        </draw:connector>
        <draw:connector draw:style-name="gr2" draw:text-style-name="P3" draw:layer="layout" draw:type="line" svg:x1="8.866cm" svg:y1="2.832cm" svg:x2="8.866cm" svg:y2="8.26cm" draw:start-shape="id8" draw:start-glue-point="2" draw:end-shape="id1" draw:end-glue-point="0" svg:d="M8866 2832v5428" svg:viewBox="0 0 1 5429">
          <text:p/>
        </draw:connector>
        <draw:connector draw:style-name="gr2" draw:text-style-name="P3" draw:layer="layout" draw:type="line" svg:x1="13.973cm" svg:y1="2.832cm" svg:x2="13.973cm" svg:y2="3.875cm" draw:start-shape="id9" draw:start-glue-point="2" draw:end-shape="id10" draw:end-glue-point="0" svg:d="M13973 2832v1043" svg:viewBox="0 0 1 1044">
          <text:p/>
        </draw:connector>
        <draw:connector draw:style-name="gr2" draw:text-style-name="P3" draw:layer="layout" draw:type="line" svg:x1="13.973cm" svg:y1="4.891cm" svg:x2="11.673cm" svg:y2="6.08cm" draw:start-shape="id10" draw:start-glue-point="2" draw:end-shape="id4" draw:end-glue-point="0" svg:d="M13973 4891l-2300 1189" svg:viewBox="0 0 2301 1190">
          <text:p/>
        </draw:connector>
        <draw:connector draw:style-name="gr2" draw:text-style-name="P3" draw:layer="layout" draw:type="line" svg:x1="3.675cm" svg:y1="7.196cm" svg:x2="8.866cm" svg:y2="8.26cm" draw:start-shape="id7" draw:start-glue-point="2" draw:end-shape="id1" draw:end-glue-point="0" svg:d="M3675 7196l5191 1064" svg:viewBox="0 0 5192 1065">
          <text:p/>
        </draw:connector>
        <draw:connector draw:style-name="gr2" draw:text-style-name="P3" draw:layer="layout" draw:type="line" svg:x1="5.58cm" svg:y1="4.383cm" svg:x2="12.068cm" svg:y2="4.383cm" draw:start-shape="id6" draw:start-glue-point="1" draw:end-shape="id10" draw:end-glue-point="3" svg:d="M5580 4383h6488" svg:viewBox="0 0 6489 1">
          <text:p/>
        </draw:connector>
        <draw:connector draw:style-name="gr2" draw:text-style-name="P3" xml:id="id11" draw:id="id11" draw:layer="layout" draw:type="line" svg:x1="13.994cm" svg:y1="8.281cm" svg:x2="11.673cm" svg:y2="7.096cm" draw:end-shape="id4" draw:end-glue-point="2" svg:d="M13994 8281l-2321-1185" svg:viewBox="0 0 2322 1186">
          <text:p/>
        </draw:connector>
        <draw:connector draw:style-name="gr2" draw:text-style-name="P3" draw:layer="layout" draw:type="line" svg:x1="13.994cm" svg:y1="8.281cm" svg:x2="13.973cm" svg:y2="4.891cm" draw:start-shape="id11" draw:start-glue-point="2" draw:end-shape="id10" draw:end-glue-point="2" svg:d="M13994 8281l-21-3390" svg:viewBox="0 0 22 3391">
          <text:p/>
        </draw:connector>
        <draw:frame draw:style-name="gr3" draw:text-style-name="P5" draw:layer="layout" svg:width="2.157cm" svg:height="0.962cm" svg:x="1.734cm" svg:y="7.123cm">
          <draw:text-box>
            <text:p text:style-name="P4"><text:span text:style-name="T1">(1/12)</text:span></text:p>
          </draw:text-box>
        </draw:frame>
        <draw:frame draw:style-name="gr3" draw:text-style-name="P5" draw:layer="layout" svg:width="2.123cm" svg:height="0.962cm" svg:x="6.941cm" svg:y="9.255cm">
          <draw:text-box>
            <text:p text:style-name="P4"><text:span text:style-name="T1">(2/11)</text:span></text:p>
          </draw:text-box>
        </draw:frame>
        <draw:frame draw:style-name="gr3" draw:text-style-name="P5" draw:layer="layout" svg:width="1.806cm" svg:height="0.962cm" svg:x="11.922cm" svg:y="11.16cm">
          <draw:text-box>
            <text:p text:style-name="P4"><text:span text:style-name="T1">(8/9)</text:span></text:p>
          </draw:text-box>
        </draw:frame>
        <draw:frame draw:style-name="gr3" draw:text-style-name="P5" draw:layer="layout" svg:width="1.806cm" svg:height="0.962cm" svg:x="9.481cm" svg:y="6.969cm">
          <draw:text-box>
            <text:p text:style-name="P4"><text:span text:style-name="T1">(3/4)</text:span></text:p>
          </draw:text-box>
        </draw:frame>
        <draw:frame draw:style-name="gr3" draw:text-style-name="P5" draw:layer="layout" svg:width="2.157cm" svg:height="0.962cm" svg:x="11.922cm" svg:y="9.182cm">
          <draw:text-box>
            <text:p text:style-name="P4"><text:span text:style-name="T1">(5/10)</text:span></text:p>
          </draw:text-box>
        </draw:frame>
        <draw:frame draw:style-name="gr3" draw:text-style-name="P5" draw:layer="layout" svg:width="1.806cm" svg:height="0.962cm" svg:x="14.053cm" svg:y="4.864cm">
          <draw:text-box>
            <text:p text:style-name="P4"><text:span text:style-name="T1">(6/7)</text:span></text:p>
          </draw:text-box>
        </draw:frame>
        <draw:frame draw:style-name="gr4" draw:text-style-name="P5" draw:layer="layout" svg:width="2.509cm" svg:height="0.962cm" svg:x="8.651cm" svg:y="2.759cm">
          <draw:text-box>
            <text:p text:style-name="P4"><text:span text:style-name="T1">(13/14)</text:span></text:p>
          </draw:text-box>
        </draw:frame>
        <draw:frame draw:style-name="gr3" draw:text-style-name="P5" draw:layer="layout" svg:width="2.509cm" svg:height="0.962cm" svg:x="13.881cm" svg:y="2.678cm">
          <draw:text-box>
            <text:p text:style-name="P4"><text:span text:style-name="T1">(15/16)</text:span></text:p>
          </draw:text-box>
        </draw:frame>
        <draw:frame draw:style-name="gr3" draw:text-style-name="P5" draw:layer="layout" svg:width="2.509cm" svg:height="0.962cm" svg:x="1.281cm" svg:y="4.81cm">
          <draw:text-box>
            <text:p text:style-name="P4"><text:span text:style-name="T1">(17/18)</text:span></text:p>
          </draw:text-box>
        </draw:frame>
        <draw:frame draw:style-name="gr3" draw:text-style-name="P5" draw:layer="layout" svg:width="2.509cm" svg:height="0.962cm" svg:x="1.335cm" svg:y="2.723cm">
          <draw:text-box>
            <text:p text:style-name="P4"><text:span text:style-name="T1">(19/20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05T01:37:58.234000000</meta:creation-date>
    <dc:date>2020-12-06T03:02:48.574000000</dc:date>
    <meta:editing-duration>PT59M45S</meta:editing-duration>
    <meta:editing-cycles>3</meta:editing-cycles>
    <meta:generator>LibreOffice/6.3.2.2$Windows_X86_64 LibreOffice_project/98b30e735bda24bc04ab42594c85f7fd8be07b9c</meta:generator>
    <meta:document-statistic meta:object-count="33"/>
  </office:meta>
</office:document-meta>
</file>